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note">
      <style:text-properties officeooo:rsid="001cb458" officeooo:paragraph-rsid="001cb458"/>
    </style:style>
    <style:style style:name="P2" style:family="paragraph" style:parent-style-name="Standard">
      <style:paragraph-properties fo:text-align="center" style:justify-single-word="false"/>
      <style:text-properties officeooo:rsid="001ba7cf" officeooo:paragraph-rsid="001ba7cf"/>
    </style:style>
    <style:style style:name="P3" style:family="paragraph" style:parent-style-name="Standard">
      <style:text-properties fo:font-size="28pt" officeooo:rsid="001ba7cf" officeooo:paragraph-rsid="001ba7cf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8pt" officeooo:rsid="001ba7cf" officeooo:paragraph-rsid="001ba7cf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ba7cf" officeooo:paragraph-rsid="001ba7cf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ba7cf" officeooo:paragraph-rsid="001ba7cf" style:font-weight-asian="normal" style:font-weight-complex="normal"/>
    </style:style>
    <style:style style:name="T1" style:family="text">
      <style:text-properties officeooo:rsid="00217f44"/>
    </style:style>
    <style:style style:name="T2" style:family="text">
      <style:text-properties officeooo:rsid="0022d2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4">Pokok-<text:span text:style-name="T1">P</text:span>okok Agama Islam</text:p>
      <text:p text:style-name="P5">M. Fetullah Gulle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diterjemahkan </text:p>
      <text:p text:style-name="P6">dari Bahasa Inggris Ke Bahasa Indonesia</text:p>
      <text:p text:style-name="P6">oleh Mohammad Fajar<text:note text:id="ftn1" text:note-class="footnote"><text:note-citation>1</text:note-citation><text:note-body><text:p text:style-name="P1"><text:span text:style-name="T2">Email: </text:span><text:a xlink:type="simple" xlink:href="mailto:fajar.kasimbar@gmail.com" text:style-name="Internet_20_link" text:visited-style-name="Visited_20_Internet_20_Link"><text:span text:style-name="T2">fajar.kasimbar@gmail.com</text:span></text:a><text:span text:style-name="T2">; </text:span>HP: 081256757187</text:p></text:note-body></text:not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16:05:45.944000000</meta:creation-date>
    <dc:date>2021-01-21T16:21:55.077000000</dc:date>
    <meta:editing-duration>PT39M2S</meta:editing-duration>
    <meta:editing-cycles>13</meta:editing-cycles>
    <meta:generator>LibreOffice/7.0.0.3$Windows_x86 LibreOffice_project/8061b3e9204bef6b321a21033174034a5e2ea88e</meta:generator>
    <meta:document-statistic meta:table-count="0" meta:image-count="0" meta:object-count="0" meta:page-count="2" meta:paragraph-count="6" meta:word-count="20" meta:character-count="163" meta:non-whitespace-character-count="148"/>
  </office:meta>
</office:document-meta>
</file>